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4cm" svg:height="1.9cm" svg:x="7cm" svg:y="2cm" draw:corner-radius="0.5cm">
          <text:p text:style-name="P1">LibreOffice</text:p>
        </draw:rect>
        <draw:rect draw:style-name="gr1" draw:text-style-name="P1" xml:id="id2" draw:id="id2" draw:layer="layout" svg:width="4cm" svg:height="1.9cm" svg:x="3cm" svg:y="5cm" draw:corner-radius="0.5cm">
          <text:p text:style-name="P1">Sharepoint</text:p>
        </draw:rect>
        <draw:rect draw:style-name="gr1" draw:text-style-name="P1" xml:id="id3" draw:id="id3" draw:layer="layout" svg:width="4cm" svg:height="2cm" svg:x="11cm" svg:y="5cm" draw:corner-radius="0.5cm">
          <text:p text:style-name="P1"><text:span text:style-name="T1">Alfresco</text:span></text:p>
        </draw:rect>
        <draw:connector draw:style-name="gr2" draw:text-style-name="P1" draw:layer="layout" draw:type="curve" svg:x1="9cm" svg:y1="3.9cm" svg:x2="5cm" svg:y2="5cm" draw:start-shape="id1" draw:start-glue-point="2" draw:end-shape="id2" draw:end-glue-point="0" svg:d="m9000 3900c0 825-4000 275-4000 1100">
          <text:p/>
        </draw:connector>
        <draw:connector draw:style-name="gr2" draw:text-style-name="P1" draw:layer="layout" draw:type="curve" svg:x1="9cm" svg:y1="3.9cm" svg:x2="13cm" svg:y2="5cm" draw:start-shape="id1" draw:start-glue-point="2" draw:end-shape="id3" draw:end-glue-point="0" svg:d="m9000 3900c0 825 4000 275 4000 1100">
          <text:p/>
        </draw:connector>
        <draw:line draw:style-name="gr3" draw:text-style-name="P1" draw:layer="layout" svg:x1="12.5cm" svg:y1="7.05cm" svg:x2="12.55cm" svg:y2="7.05cm">
          <text:p/>
        </draw:line>
        <draw:line draw:style-name="gr3" draw:text-style-name="P1" draw:layer="layout" svg:x1="15.05cm" svg:y1="5.7cm" svg:x2="15.05cm" svg:y2="5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3T14:28:56</dc:date>
    <meta:editing-duration>PT14M30S</meta:editing-duration>
    <meta:editing-cycles>12</meta:editing-cycles>
    <meta:generator>LibreOffice/3.3$Linux LibreOffice_project/330m19$Build-202</meta:generator>
    <meta:document-statistic meta:object-count="7"/>
  </office:meta>
</office:document-meta>
</file>